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18">
            <text:p>18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12">
            <text:p>12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Result</text:p>
          </table:table-cell>
          <table:table-cell table:style-name="ce112" office:value-type="string">
            <text:p>Comment/Bug</text:p>
          </table:table-cell>
          <table:table-cell table:style-name="ce112" table:number-columns-repeated="4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 table:visibility="filter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1" table:number-columns-repeated="4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 table:visibility="filter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 table:visibility="filter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</text:span><text:span text:style-name="T8">Home 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 table:visibility="filter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</text:span><text:span text:style-name="T8">Home 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 table:visibility="filter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 table:visibility="filter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 table:visibility="filter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</text:span><text:span text:style-name="T11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 table:visibility="filter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the view of </text:span><text:span text:style-name="T11">document tab will show 3 tabs and </text:span><text:span text:style-name="T11">subfolder: ''Personal","General","Group"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 table:visibility="filter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</text:span><text:span text:style-name="T11">Documents application will be showed on </text:span><text:span text:style-name="T11">the screen with items list in user's personal </text:span><text:span text:style-name="T11">driver 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 table:visibility="filter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</text:span><text:span text:style-name="T11">this folder will be showed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 table:visibility="filter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</text:span><text:span text:style-name="T11">showed on the screen with items list in </text:span><text:span text:style-name="T11">user's personal driver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 table:visibility="filter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 table:visibility="filter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each item </text:span><text:span text:style-name="T11">to 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File/Folder </text:span><text:span text:style-name="T11">that want to delete and select "delete" </text:span><text:span text:style-name="T11">action 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opy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ut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take a picture] 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6" table:visibility="filter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 table:visibility="filter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 table:visibility="filter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 table:visibility="filter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  <text:p><text:span text:style-name="T11">- After that touch on [Unlike] icon of this </text:span><text:span text:style-name="T11">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Do not input anything, touch on button </text:span><text:span text:style-name="T11">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</text:span><text:span text:style-name="T15">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 table:visibility="filter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 table:visibility="filter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 table:visibility="filter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Fail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thao.pham</text:p>
          </table:table-cell>
          <table:table-cell table:style-name="ce170" office:value-type="string">
            <text:p>Passed</text:p>
          </table:table-cell>
          <table:table-cell table:style-name="ce170" table:number-columns-repeated="4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 table:number-rows-repeated="15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M86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6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6:13:36</dc:date>
    <meta:editing-cycles>208</meta:editing-cycles>
    <meta:editing-duration>P2DT17H7M56S</meta:editing-duration>
    <meta:document-statistic meta:table-count="4" meta:cell-count="1466" meta:object-count="1"/>
    <meta:user-defined meta:name="Info 1"/>
    <meta:user-defined meta:name="Info 2"/>
    <meta:user-defined meta:name="Info 3"/>
    <meta:user-defined meta:name="Info 4"/>
  </office:meta>
</office:document-meta>
</file>